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14d840" officeooo:paragraph-rsid="0014d840"/>
    </style:style>
    <style:style style:name="P5" style:family="paragraph" style:parent-style-name="Heading_20_1">
      <style:text-properties style:font-name="Liberation Sans1"/>
    </style:style>
    <style:style style:name="P6" style:family="paragraph" style:parent-style-name="Heading_20_1">
      <style:text-properties style:font-name="Liberation Sans1" officeooo:rsid="0012b8a1" officeooo:paragraph-rsid="0012b8a1"/>
    </style:style>
    <style:style style:name="P7" style:family="paragraph" style:parent-style-name="Heading_20_1">
      <style:text-properties style:font-name="Liberation Sans1" officeooo:rsid="000c3824" officeooo:paragraph-rsid="000c3824"/>
    </style:style>
    <style:style style:name="P8" style:family="paragraph" style:parent-style-name="Heading_20_2">
      <style:text-properties officeooo:rsid="0023e038" officeooo:paragraph-rsid="0023e038"/>
    </style:style>
    <style:style style:name="P9" style:family="paragraph" style:parent-style-name="Heading_20_3">
      <style:text-properties style:font-name="Liberation Sans1" officeooo:rsid="000c3824" officeooo:paragraph-rsid="000c3824"/>
    </style:style>
    <style:style style:name="P10" style:family="paragraph" style:parent-style-name="Text_20_body" style:list-style-name="L1">
      <style:text-properties style:font-name="Liberation Sans1" officeooo:paragraph-rsid="0012b8a1"/>
    </style:style>
    <style:style style:name="P11" style:family="paragraph" style:parent-style-name="Text_20_body">
      <style:text-properties style:font-name="Liberation Sans1" officeooo:paragraph-rsid="000f3e78"/>
    </style:style>
    <style:style style:name="P12" style:family="paragraph" style:parent-style-name="Text_20_body" style:list-style-name="L2">
      <style:text-properties style:font-name="Liberation Sans1" officeooo:paragraph-rsid="000f3e78"/>
    </style:style>
    <style:style style:name="P13" style:family="paragraph" style:parent-style-name="Text_20_body" style:list-style-name="L2">
      <style:text-properties style:font-name="Liberation Sans1" officeooo:paragraph-rsid="001a40fe"/>
    </style:style>
    <style:style style:name="P14" style:family="paragraph" style:parent-style-name="Text_20_body">
      <style:text-properties style:font-name="Liberation Sans1" officeooo:rsid="000c3824" officeooo:paragraph-rsid="000c3824"/>
    </style:style>
    <style:style style:name="P15" style:family="paragraph" style:parent-style-name="Text_20_body" style:list-style-name="L3">
      <style:text-properties style:font-name="Liberation Sans1" officeooo:rsid="000c3824" officeooo:paragraph-rsid="000c3824"/>
    </style:style>
    <style:style style:name="P16" style:family="paragraph" style:parent-style-name="Text_20_body" style:list-style-name="L4">
      <style:text-properties style:font-name="Liberation Sans1" officeooo:rsid="000c3824" officeooo:paragraph-rsid="000c3824"/>
    </style:style>
    <style:style style:name="P17" style:family="paragraph" style:parent-style-name="Text_20_body" style:list-style-name="L6">
      <style:text-properties style:font-name="Liberation Sans1" officeooo:rsid="000c3824" officeooo:paragraph-rsid="000c3824"/>
    </style:style>
    <style:style style:name="P18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19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20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21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22" style:family="paragraph" style:parent-style-name="Text_20_body">
      <style:text-properties style:font-name="Liberation Sans1" officeooo:paragraph-rsid="000c3824"/>
    </style:style>
    <style:style style:name="P23" style:family="paragraph" style:parent-style-name="Text_20_body" style:list-style-name="L5">
      <style:text-properties style:font-name="Liberation Sans1" officeooo:paragraph-rsid="000c3824"/>
    </style:style>
    <style:style style:name="P24" style:family="paragraph" style:parent-style-name="Text_20_body">
      <style:text-properties officeooo:rsid="0023e038" officeooo:paragraph-rsid="0023e038"/>
    </style:style>
    <style:style style:name="P25" style:family="paragraph" style:parent-style-name="Text_20_body" style:list-style-name="L2">
      <style:text-properties fo:color="#c9211e" loext:opacity="100%" style:font-name="Liberation Sans1" officeooo:paragraph-rsid="000f3e78"/>
    </style:style>
    <style:style style:name="P26" style:family="paragraph" style:parent-style-name="Text_20_body" style:list-style-name="L3">
      <style:text-properties fo:color="#c9211e" loext:opacity="100%" style:font-name="Liberation Sans1" officeooo:rsid="000c3824" officeooo:paragraph-rsid="000c3824"/>
    </style:style>
    <style:style style:name="P27" style:family="paragraph" style:parent-style-name="Text_20_body" style:list-style-name="L4">
      <style:text-properties fo:color="#c9211e" loext:opacity="100%" style:font-name="Liberation Sans1" officeooo:rsid="000c3824" officeooo:paragraph-rsid="000c3824"/>
    </style:style>
    <style:style style:name="P28" style:family="paragraph" style:parent-style-name="Text_20_body" style:list-style-name="L5">
      <style:text-properties fo:color="#c9211e" loext:opacity="100%" style:font-name="Liberation Sans1" officeooo:paragraph-rsid="000c3824"/>
    </style:style>
    <style:style style:name="P29" style:family="paragraph" style:parent-style-name="Text_20_body">
      <style:text-properties fo:color="#c9211e" loext:opacity="100%" officeooo:rsid="0023e038" officeooo:paragraph-rsid="0023e038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90875"/>
    </style:style>
    <style:style style:name="T9" style:family="text">
      <style:text-properties officeooo:rsid="0024cede"/>
    </style:style>
    <style:style style:name="T10" style:family="text">
      <style:text-properties officeooo:rsid="002761f6"/>
    </style:style>
    <style:style style:name="T11" style:family="text">
      <style:text-properties officeooo:rsid="002fae19"/>
    </style:style>
    <style:style style:name="T12" style:family="text">
      <style:text-properties officeooo:rsid="0031f6e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</text:h>
      <text:p text:style-name="P11"><text:span text:style-name="T2">Contenus</text:span><text:span text:style-name="T3"> :</text:span></text:p>
      <text:p text:style-name="P18">Se constituer un répertoire de fonctions de référence</text:p>
      <text:list xml:id="list1892803594" text:style-name="L2">
        <text:list-item>
          <text:p text:style-name="P12">Fonctions carré, inverse, racine carrée, cube : définitions et courbes représentatives.</text:p>
        </text:list-item>
      </text:list>
      <text:p text:style-name="P18">Représenter algébriquement et graphiquement les fonctions</text:p>
      <text:list xml:id="list100057497653225" text:continue-numbering="true" text:style-name="L2">
        <text:list-item>
          <text:p text:style-name="P12">Fonction à valeurs réelles définie sur un intervalle ou une réunion finie d’intervalles de ℝ.</text:p>
        </text:list-item>
        <text:list-item>
          <text:p text:style-name="P13">Courbe représentative : la courbe d’équation<draw:frame draw:style-name="fr1" draw:name="Objet12" text:anchor-type="as-char" svg:y="-0.418cm" svg:width="1.76cm" svg:height="0.549cm" draw:z-index="11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13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25">Fonction paire, impaire. Traduction géométrique.</text:p>
        </text:list-item>
      </text:list>
      <text:p text:style-name="P18">Étudier les variations et les extremums d’une fonction</text:p>
      <text:list xml:id="list100056637964704" text:continue-numbering="true" text:style-name="L2">
        <text:list-item>
          <text:p text:style-name="P12">Croissance, décroissance, monotonie d’une fonction définie sur un intervalle. Tableau de variations.</text:p>
        </text:list-item>
        <text:list-item>
          <text:p text:style-name="P12">Maximum, minimum d’une fonction sur un intervalle.</text:p>
        </text:list-item>
        <text:list-item>
          <text:p text:style-name="P12">Pour une fonction affine, interprétation du coefficient directeur comme taux d’accroissement, variations selon son signe.</text:p>
        </text:list-item>
        <text:list-item>
          <text:p text:style-name="P12">Variations des fonctions carré, inverse, racine carrée, cube.</text:p>
        </text:list-item>
      </text:list>
      <text:p text:style-name="P1"><text:span text:style-name="T2">Capacités attendues</text:span> :</text:p>
      <text:p text:style-name="P20">Se constituer un répertoire de fonctions de référence</text:p>
      <text:list xml:id="list1417087119" text:style-name="L3">
        <text:list-item>
          <text:p text:style-name="P26">Pour deux nombres<draw:frame draw:style-name="fr1" draw:name="Objet3" text:anchor-type="as-char" svg:y="-0.33cm" svg:width="0.46cm" svg:height="0.429cm" draw:z-index="2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3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4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26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21">Représenter algébriquement et graphiquement les fonctions</text:p>
      <text:list xml:id="list100057424686199" text:continue-numbering="true" text:style-name="L3">
        <text:list-item>
          <text:p text:style-name="P15">Exploiter l’équation<draw:frame draw:style-name="fr1" draw:name="Objet19" text:anchor-type="as-char" svg:y="-0.418cm" svg:width="1.76cm" svg:height="0.549cm" draw:z-index="14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15">Modéliser par des fonctions des situations issues des mathématiques, des autres disciplines.</text:p>
        </text:list-item>
        <text:list-item>
          <text:p text:style-name="P26">Résoudre une équation ou une inéquation du type<draw:frame draw:style-name="fr1" draw:name="Objet15" text:anchor-type="as-char" svg:y="-0.418cm" svg:width="1.736cm" svg:height="0.549cm" draw:z-index="17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6" text:anchor-type="as-char" svg:y="-0.418cm" svg:width="1.667cm" svg:height="0.549cm" draw:z-index="18"><draw:object xlink:href="./Object 18" xlink:type="simple" xlink:show="embed" xlink:actuate="onLoad"/><draw:image xlink:href="./ObjectReplacements/Object 18" xlink:type="simple" xlink:show="embed" xlink:actuate="onLoad"/></draw:frame>, en choisissant une méthode adaptée : graphique, algébrique, logicielle.</text:p>
        </text:list-item>
        <text:list-item>
          <text:p text:style-name="P26"><text:soft-page-break/>Résoudre une équation, une inéquation produit ou quotient, à l’aide d’un tableau de signes.</text:p>
        </text:list-item>
        <text:list-item>
          <text:p text:style-name="P26">Résoudre, graphiquement ou à l’aide d’un outil numérique, une équation ou inéquation du type<draw:frame draw:style-name="fr1" draw:name="Objet17" text:anchor-type="as-char" svg:y="-0.418cm" svg:width="2.383cm" svg:height="0.549cm" draw:z-index="15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8" text:anchor-type="as-char" svg:y="-0.418cm" svg:width="2.314cm" svg:height="0.549cm" draw:z-index="16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P19">Étudier les variations et les extremums d’une fonction</text:p>
      <text:list xml:id="list100057973093559" text:continue-numbering="true" text:style-name="L3">
        <text:list-item>
          <text:p text:style-name="P15">Relier représentation graphique et tableau de variations.</text:p>
        </text:list-item>
        <text:list-item>
          <text:p text:style-name="P15">Déterminer graphiquement les extremums d’une fonction sur un intervalle.</text:p>
        </text:list-item>
        <text:list-item>
          <text:p text:style-name="P15">Exploiter un logiciel de géométrie dynamique ou de calcul formel, la calculatrice ou Python pour décrire les variations d’une fonction donnée par une formule.</text:p>
        </text:list-item>
        <text:list-item>
          <text:p text:style-name="P15">Relier sens de variation, signe et droite représentative d’une fonction affine.</text:p>
        </text:list-item>
      </text:list>
      <text:p text:style-name="P1"><text:span text:style-name="T2">Démonstration</text:span> :</text:p>
      <text:list xml:id="list2355224004" text:style-name="L4">
        <text:list-item>
          <text:p text:style-name="P27">Étudier la position relative des courbes d’équation<draw:frame draw:style-name="fr1" draw:name="Objet9" text:anchor-type="as-char" svg:y="-0.33cm" svg:width="1.113cm" svg:height="0.429cm" draw:z-index="8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9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0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16">Variations des fonctions carré, inverse, racine carrée.</text:p>
        </text:list-item>
      </text:list>
      <text:p text:style-name="P2">Exemple d’algorithme<text:span text:style-name="T5"> :</text:span></text:p>
      <text:list xml:id="list2878833183" text:style-name="L6">
        <text:list-item>
          <text:p text:style-name="P17">Pour une fonction dont le tableau de variations est donné, algorithmes d’approximation numérique d’un extremum (balayage, dichotomie).</text:p>
        </text:list-item>
        <text:list-item>
          <text:p text:style-name="P17">Algorithme de calcul approché de longueur d’une portion de courbe représentative de fonction.</text:p>
        </text:list-item>
      </text:list>
      <text:p text:style-name="P3"><text:span text:style-name="T1">Approfondissement possible</text:span><text:span text:style-name="T4"> :</text:span></text:p>
      <text:list xml:id="list1364496733" text:style-name="L5">
        <text:list-item>
          <text:p text:style-name="P28">Étudier la parité d’une fonction dans des cas simples.</text:p>
        </text:list-item>
        <text:list-item>
          <text:p text:style-name="P23">Relier les courbes représentatives de la fonction racine carrée et de la fonction carré sur ℝ+.</text:p>
        </text:list-item>
      </text:list>
      <text:h text:style-name="P8" text:outline-level="2">Remarque</text:h>
      <text:p text:style-name="P24">Il y a deux chapitre sur les fonctions : le premier traite des fonctions usuelles, de représentation graphique et d’image/antécédents, ainsi que des variations.</text:p>
      <text:p text:style-name="P29">Le deuxième <text:span text:style-name="T9">traite</text:span> des tableaux de signes, de la position relative des courbes, de la résolution d’équations/inéquations. <text:span text:style-name="T10">(+ parité/</text:span><text:span text:style-name="T11">imparité</text:span><text:span text:style-name="T12">)</text:span></text:p>
      <text:h text:style-name="P6" text:outline-level="1">Objectif<text:span text:style-name="T8">s</text:span> d’apprentissage</text:h>
      <text:p text:style-name="P4">(note : utiliser un verbe d’<text:span text:style-name="T6">action </text:span><text:span text:style-name="T7">!)</text:span></text:p>
      <text:list xml:id="list3941180538" text:style-name="L1">
        <text:list-item>
          <text:p text:style-name="P10"><text:soft-page-break/></text:p>
        </text:list-item>
      </text:list>
      <text:h text:style-name="P7" text:outline-level="1">Séances</text:h>
      <text:h text:style-name="P9" text:outline-level="3">Séance 1</text:h>
      <text:p text:style-name="P3"/>
      <text:h text:style-name="P9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09T09:55:23.809738945</dc:date>
    <meta:editing-duration>PT37M</meta:editing-duration>
    <meta:editing-cycles>34</meta:editing-cycles>
    <meta:document-statistic meta:table-count="0" meta:image-count="0" meta:object-count="19" meta:page-count="3" meta:paragraph-count="46" meta:word-count="448" meta:character-count="3092" meta:non-whitespace-character-count="2715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